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entury Schoolbook" svg:font-family="Century Schoolbook" style:font-family-generic="roman" style:font-pitch="variable" svg:panose-1="2 4 6 4 5 5 5 2 3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 fo:text-align="center"/>
      <style:text-properties style:font-name="Calibri" style:font-name-complex="Calibri" fo:color="#000000"/>
    </style:style>
    <style:style style:name="P2" style:parent-style-name="Untertitel" style:family="paragraph">
      <style:paragraph-properties fo:text-align="center"/>
      <style:text-properties style:font-name-complex="Calibri" fo:color="#000000"/>
    </style:style>
    <style:style style:name="P3" style:parent-style-name="Standard" style:family="paragraph">
      <style:paragraph-properties fo:text-align="justify"/>
      <style:text-properties style:font-name-complex="Calibri" fo:color="#000000"/>
    </style:style>
    <style:style style:name="P4" style:parent-style-name="Überschrift2" style:family="paragraph">
      <style:paragraph-properties fo:text-align="justify" fo:margin-bottom="0.1666in"/>
      <style:text-properties style:font-name="Calibri" style:font-name-complex="Calibri" fo:color="#000000"/>
    </style:style>
    <style:style style:name="P5" style:parent-style-name="Listenabsatz" style:list-style-name="LFO4" style:family="paragraph">
      <style:paragraph-properties fo:text-align="justify" fo:line-height="150%"/>
    </style:style>
    <style:style style:name="P6" style:parent-style-name="Listenabsatz" style:list-style-name="LFO4" style:family="paragraph">
      <style:paragraph-properties fo:text-align="justify" fo:line-height="150%"/>
    </style:style>
    <style:style style:name="P7" style:parent-style-name="Listenabsatz" style:list-style-name="LFO4" style:family="paragraph">
      <style:paragraph-properties fo:text-align="justify" fo:line-height="150%"/>
    </style:style>
    <style:style style:name="P8" style:parent-style-name="Listenabsatz" style:list-style-name="LFO4" style:family="paragraph">
      <style:paragraph-properties fo:text-align="justify" fo:line-height="150%"/>
    </style:style>
    <style:style style:name="P9" style:parent-style-name="Listenabsatz" style:family="paragraph">
      <style:paragraph-properties fo:text-align="justify" fo:line-height="150%" fo:margin-left="1.5in">
        <style:tab-stops/>
      </style:paragraph-properties>
    </style:style>
    <style:style style:name="P10" style:parent-style-name="Listenabsatz" style:family="paragraph">
      <style:paragraph-properties fo:text-align="justify"/>
    </style:style>
    <style:style style:name="P11" style:parent-style-name="Überschrift2" style:family="paragraph">
      <style:paragraph-properties fo:text-align="justify" fo:margin-bottom="0.1666in"/>
      <style:text-properties style:font-name="Calibri" style:font-name-complex="Calibri" fo:color="#000000"/>
    </style:style>
    <style:style style:name="P12" style:parent-style-name="Listenabsatz" style:list-style-name="LFO5" style:family="paragraph">
      <style:paragraph-properties fo:text-align="justify" fo:line-height="150%"/>
    </style:style>
    <style:style style:name="P13" style:parent-style-name="Listenabsatz" style:list-style-name="LFO5" style:family="paragraph">
      <style:paragraph-properties fo:text-align="justify" fo:line-height="150%"/>
    </style:style>
    <style:style style:name="P14" style:parent-style-name="Listenabsatz" style:list-style-name="LFO5" style:family="paragraph">
      <style:paragraph-properties fo:text-align="justify" fo:line-height="150%"/>
    </style:style>
    <style:style style:name="P15" style:parent-style-name="Listenabsatz" style:list-style-name="LFO5" style:family="paragraph">
      <style:paragraph-properties fo:text-align="justify" fo:line-height="150%"/>
    </style:style>
    <style:style style:name="P16" style:parent-style-name="Listenabsatz" style:list-style-name="LFO5" style:family="paragraph">
      <style:paragraph-properties fo:text-align="justify" fo:line-height="150%"/>
    </style:style>
    <style:style style:name="P17" style:parent-style-name="Listenabsatz" style:list-style-name="LFO5" style:family="paragraph">
      <style:paragraph-properties fo:text-align="justify" fo:line-height="150%"/>
    </style:style>
    <style:style style:name="P18" style:parent-style-name="Listenabsatz" style:list-style-name="LFO5" style:family="paragraph">
      <style:paragraph-properties fo:text-align="justify" fo:line-height="150%"/>
    </style:style>
    <style:style style:name="P19" style:parent-style-name="Listenabsatz" style:list-style-name="LFO5" style:family="paragraph">
      <style:paragraph-properties fo:text-align="justify" fo:margin-bottom="0.1666in" fo:line-height="150%"/>
    </style:style>
    <style:style style:name="P20" style:parent-style-name="Überschrift2" style:family="paragraph">
      <style:paragraph-properties fo:text-align="justify" fo:margin-bottom="0.1666in"/>
      <style:text-properties style:font-name="Calibri" style:font-name-complex="Calibri" fo:color="#000000"/>
    </style:style>
    <style:style style:name="P21" style:parent-style-name="Listenabsatz" style:list-style-name="LFO6" style:family="paragraph">
      <style:paragraph-properties fo:line-height="150%"/>
    </style:style>
  </office:automatic-styles>
  <office:body>
    <office:text text:use-soft-page-breaks="true">
      <text:p text:style-name="P1">Beitragsordnung Freifunk Nord e.V.</text:p>
      <text:p text:style-name="P2">Stand 07.10.2017</text:p>
      <text:p text:style-name="P3"/>
      <text:h text:style-name="P4" text:outline-level="2">§1 Beitragssätze pro Monat</text:h>
      <text:list text:style-name="LFO4" text:continue-numbering="true">
        <text:list-item>
          <text:p text:style-name="P5">Mitglieder<text:s/>mind. 5<text:s/>Euro</text:p>
        </text:list-item>
        <text:list-item>
          <text:p text:style-name="P6">Fördermitglieder</text:p>
          <text:list text:continue-numbering="true">
            <text:list-item>
              <text:p text:style-name="P7">natürliche und juristische nicht gewerbliche Personen mind. 2 Euro</text:p>
            </text:list-item>
            <text:list-item>
              <text:p text:style-name="P8">juristische gewerbliche Personen mind. 20 Euro</text:p>
            </text:list-item>
          </text:list>
        </text:list-item>
      </text:list>
      <text:p text:style-name="P9"/>
      <text:p text:style-name="P10"/>
      <text:h text:style-name="P11" text:outline-level="2">§ 2 Fälligkeit und Zahlungsweise</text:h>
      <text:list text:style-name="LFO5" text:continue-numbering="true">
        <text:list-item>
          <text:p text:style-name="P12">Der Mitgliedsbeitrag<text:s/>ist<text:s/>jährlich<text:s/>zu entrichten, beginnend mit dem Monat nach dem Eintritt.</text:p>
          <text:list text:continue-numbering="true">
            <text:list-item>
              <text:p text:style-name="P13">Natürliche Personen können die quartalsweise oder monatliche Zahlung beantragen. Darüber entscheidet der Schatzmeister.</text:p>
            </text:list-item>
            <text:list-item>
              <text:p text:style-name="P14">Im Voraus bezahlte Mitgliedsbeiträge werden<text:s/>bei Wahrnehmung des Sonderkündigungsrechtes bei Beitragserhöhungen<text:s/>bargeldlos zurückerstattet.</text:p>
            </text:list-item>
            <text:list-item>
              <text:p text:style-name="P15">Im Falle des<text:s/>Wunsches<text:s/>des fristlosen Austritts<text:s/>sind im Voraus bezahlte Mitgliedsbeiträge nicht erstattungsfähig.</text:p>
            </text:list-item>
          </text:list>
        </text:list-item>
        <text:list-item>
          <text:p text:style-name="P16">Vor der ersten Zahlung besteht noch kein Stimmrecht.</text:p>
        </text:list-item>
        <text:list-item>
          <text:p text:style-name="P17">Für schriftliche Mahnungen wird eine Bearbeitungspauschale in Höhe von 5 Euro erhoben.</text:p>
        </text:list-item>
        <text:list-item>
          <text:p text:style-name="P18">Der Mitgliedsbeitrag ist bargeldlos auf das Vereinskonto zu entrichten.</text:p>
        </text:list-item>
        <text:list-item>
          <text:p text:style-name="P19">Es wird<text:s/>gebeten, einen Dauerauftrag einzurichten.</text:p>
        </text:list-item>
      </text:list>
      <text:h text:style-name="P20" text:outline-level="2">§ 3 Inkrafttreten</text:h>
      <text:list text:style-name="LFO6" text:continue-numbering="true">
        <text:list-item>
          <text:p text:style-name="P21">Diese Beitragsordnung trat mit ihrer Verabschiedung durch die Mitgliederversammlung am 07.10.2017<text:s/>in Kraft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entury Schoolbook" svg:font-family="Century Schoolbook" style:font-family-generic="roman" style:font-pitch="variable" svg:panose-1="2 4 6 4 5 5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E74B5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Calibri Light" style:font-name-asian="Times New Roman" fo:color="#2E74B5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Calibri Light" style:font-name-asian="Times New Roman" fo:color="#1F4D78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1F4D78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Calibri Light" style:font-name-asian="Times New Roman" fo:color="#272727" fo:font-size="10.5pt" style:font-size-asian="10.5pt" style:font-size-complex="10.5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list-style style:name="WW_OutlineListStyle_2" style:display-name="WW_OutlineListStyle_2">
      <text:list-level-style-number text:level="1" style:num-prefix="Kapitel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ließtext2_" style:display-name="Fließtext (2)_" style:family="text" style:parent-style-name="Absatz-Standardschriftart">
      <style:text-properties style:font-name="Century Schoolbook" style:font-name-asian="Century Schoolbook" style:font-name-complex="Century Schoolbook" fo:font-size="10.5pt" style:font-size-asian="10.5pt" style:font-size-complex="10.5pt" fo:background-color="#FFFFFF"/>
    </style:style>
    <style:style style:name="Fließtext2" style:display-name="Fließtext (2)" style:family="paragraph" style:parent-style-name="Standard">
      <style:paragraph-properties fo:widows="0" fo:orphans="0" fo:text-align="center" fo:margin-top="0.2083in" fo:margin-bottom="0.6666in" style:line-height-at-least="0in" fo:text-indent="-0.2916in" fo:background-color="#FFFFFF"/>
      <style:text-properties style:font-name="Century Schoolbook" style:font-name-asian="Century Schoolbook" style:font-name-complex="Century Schoolbook" fo:font-size="10.5pt" style:font-size-asian="10.5pt" style:font-size-complex="10.5pt" fo:hyphenate="false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A5A5A" fo:letter-spacing="0.0104in" fo:hyphenate="false"/>
    </style:style>
    <style:style style:name="UntertitelZchn" style:display-name="Untertitel Zchn" style:family="text" style:parent-style-name="Absatz-Standardschriftart">
      <style:text-properties style:font-name-asian="Times New Roman" fo:color="#5A5A5A" fo:letter-spacing="0.0104in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Überschrift4Zchn" style:display-name="Überschrift 4 Zchn" style:family="text" style:parent-style-name="Absatz-Standardschriftar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Überschrift5Zchn" style:display-name="Überschrift 5 Zchn" style:family="text" style:parent-style-name="Absatz-Standardschriftart">
      <style:text-properties style:font-name="Calibri Light" style:font-name-asian="Times New Roman" style:font-name-complex="Times New Roman" fo:color="#2E74B5"/>
    </style:style>
    <style:style style:name="Überschrift6Zchn" style:display-name="Überschrift 6 Zchn" style:family="text" style:parent-style-name="Absatz-Standardschriftart">
      <style:text-properties style:font-name="Calibri Light" style:font-name-asian="Times New Roman" style:font-name-complex="Times New Roman" fo:color="#1F4D78"/>
    </style:style>
    <style:style style:name="Überschrift7Zchn" style:display-name="Überschrift 7 Zchn" style:family="text" style:parent-style-name="Absatz-Standardschriftart">
      <style:text-properties style:font-name="Calibri Light" style:font-name-asian="Times New Roman" style:font-name-complex="Times New Roman" fo:font-style="italic" style:font-style-asian="italic" style:font-style-complex="italic" fo:color="#1F4D78"/>
    </style:style>
    <style:style style:name="Überschrift8Zchn" style:display-name="Überschrift 8 Zchn" style:family="text" style:parent-style-name="Absatz-Standardschriftar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Überschrift9Zchn" style:display-name="Überschrift 9 Zchn" style:family="text" style:parent-style-name="Absatz-Standardschriftar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text:list-style style:name="WW_OutlineListStyle_1" style:display-name="WW_OutlineListStyle_1">
      <text:list-level-style-number text:level="1" style:num-prefix="Kapitel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Kapitel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prefix="Kapitel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0.788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dc:creator>Christian Breutkreutz</dc:creator>
    <meta:creation-date>2017-09-20T08:15:00Z</meta:creation-date>
    <dc:date>2017-10-07T09:49:00Z</dc:date>
    <meta:template xlink:href="Normal" xlink:type="simple"/>
    <meta:editing-cycles>7</meta:editing-cycles>
    <meta:editing-duration>PT0S</meta:editing-duration>
    <meta:document-statistic meta:page-count="1" meta:paragraph-count="2" meta:word-count="153" meta:character-count="1120" meta:row-count="8" meta:non-whitespace-character-count="969"/>
  </office:meta>
</office:document-meta>
</file>